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body>
    <office:text>
      <text:h text:style-name="Heading_20_1">FICHE DE RÈGLEMENT</text:h>
      <text:h text:style-name="Heading_20_2">BÉNÉFICIAIRE</text:h>
      <text:p>Nom et prénom : {d.beneficiaire.prenom} {d.beneficiaire.nom}</text:p>
      <text:p>Qualité : {d.beneficiaire.qualite}</text:p>
      <text:p>Décision PJ n° : {d.beneficiaire.numeroDecision}</text:p>
      <text:h text:style-name="Heading_20_2">MILITAIRE</text:h>
      <text:p>Grade, nom et prénom : {d.militaire.grade} {d.militaire.prenom} {d.militaire.nom}</text:p>
      <text:p>Unité : {d.militaire.unite}</text:p>
      <text:h text:style-name="Heading_20_2">AFFAIRE</text:h>
      <text:p>Référence : {d.affaire.nom}</text:p>
      <text:p>Lieu : {d.affaire.lieu}</text:p>
      <text:p>Date des faits : {d.affaire.dateFaits}</text:p>
      <text:h text:style-name="Heading_20_2">PAIEMENT</text:h>
      <text:p>Montant : {d.paiement.montant}</text:p>
      <text:p>Type : {d.paiement.type}</text:p>
      <text:p>Date : {d.paiement.date}</text:p>
      <text:p>Document généré le {d.dateDocume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>
  <office:styles>
    <style:style style:name="Standard" style:family="paragraph"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>
  <office:meta>
    <meta:generator>PJC Application Template</meta:generator>
    <dc:title>Fiche de Règlement - Template</dc:title>
    <meta:creation-date>2025-04-13T20:49:53.743Z</meta:creation-date>
  </office:meta>
</office:document-meta>
</file>